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.2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0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width="true" fo:min-height="1.70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7cm" svg:height="3.656cm" svg:x="1.3cm" svg:y="5.8cm">
          <draw:image xlink:href="../../../../../../../../Applications/LibreOffice.app/Contents/share/gallery/computers/Computer-Laptop-Silver.png" xlink:type="simple" xlink:show="embed" xlink:actuate="onLoad">
            <text:p/>
          </draw:image>
        </draw:frame>
        <draw:frame draw:style-name="gr1" draw:text-style-name="P1" xml:id="id2" draw:id="id2" draw:layer="layout" svg:width="2.401cm" svg:height="3.083cm" svg:x="8.3cm" svg:y="15.9cm">
          <draw:image xlink:href="../../../../../../../../Applications/LibreOffice.app/Contents/share/gallery/computers/Database.png" xlink:type="simple" xlink:show="embed" xlink:actuate="onLoad">
            <text:p/>
          </draw:image>
        </draw:frame>
        <draw:frame draw:style-name="gr1" draw:text-style-name="P1" draw:layer="layout" svg:width="3.001cm" svg:height="3.417cm" svg:x="15cm" svg:y="2.9cm">
          <draw:image xlink:href="../../../../../../../../Applications/LibreOffice.app/Contents/share/gallery/computers/Computer-Desktop.png" xlink:type="simple" xlink:show="embed" xlink:actuate="onLoad">
            <text:p/>
          </draw:image>
        </draw:frame>
        <draw:frame draw:style-name="gr1" draw:text-style-name="P1" draw:layer="layout" svg:width="3.001cm" svg:height="3.417cm" svg:x="14.899cm" svg:y="9.083cm">
          <draw:image xlink:href="../../../../../../../../Applications/LibreOffice.app/Contents/share/gallery/computers/Computer-Desktop.png" xlink:type="simple" xlink:show="embed" xlink:actuate="onLoad">
            <text:p/>
          </draw:image>
        </draw:frame>
        <draw:frame draw:style-name="gr1" draw:text-style-name="P1" draw:layer="layout" svg:width="3.001cm" svg:height="3.417cm" svg:x="17.3cm" svg:y="5.8cm">
          <draw:image xlink:href="../../../../../../../../Applications/LibreOffice.app/Contents/share/gallery/computers/Computer-Desktop.png" xlink:type="simple" xlink:show="embed" xlink:actuate="onLoad">
            <text:p/>
          </draw:image>
        </draw:frame>
        <draw:connector draw:style-name="gr2" draw:text-style-name="P1" draw:layer="layout" svg:x1="3.15cm" svg:y1="9.456cm" svg:x2="9.5cm" svg:y2="15.9cm" draw:start-shape="id1" draw:start-glue-point="2" draw:end-shape="id2" svg:d="m3150 9456v3222h6350v3222" svg:viewBox="0 0 6351 6445">
          <text:p/>
        </draw:connector>
        <draw:line draw:style-name="gr3" draw:text-style-name="P1" draw:layer="layout" svg:x1="19.9cm" svg:y1="2.6cm" svg:x2="13.7cm" svg:y2="2.6cm">
          <text:p/>
        </draw:line>
        <draw:line draw:style-name="gr3" draw:text-style-name="P1" draw:layer="layout" svg:x1="13.7cm" svg:y1="13cm" svg:x2="13.7cm" svg:y2="2.6cm">
          <text:p/>
        </draw:line>
        <draw:line draw:style-name="gr3" draw:text-style-name="P1" xml:id="id3" draw:id="id3" draw:layer="layout" svg:x1="18.2cm" svg:y1="13cm" svg:x2="13.7cm" svg:y2="13cm">
          <text:p/>
        </draw:line>
        <draw:connector draw:style-name="gr2" draw:text-style-name="P1" draw:layer="layout" svg:x1="15.95cm" svg:y1="13cm" svg:x2="9.5cm" svg:y2="15.9cm" draw:start-shape="id3" draw:start-glue-point="0" draw:end-shape="id2" draw:end-glue-point="0" svg:d="m15950 13000v1451h-6450v1449" svg:viewBox="0 0 6451 2901">
          <text:p/>
        </draw:connector>
        <draw:g>
          <draw:frame draw:style-name="gr1" draw:text-style-name="P1" draw:layer="layout" svg:width="3.717cm" svg:height="4.068cm" svg:x="7.383cm" svg:y="5.532cm">
            <draw:image xlink:href="../../../../../../../../Applications/LibreOffice.app/Contents/share/gallery/symbols/Icon-Gear01-Grey.png" xlink:type="simple" xlink:show="embed" xlink:actuate="onLoad">
              <text:p/>
            </draw:image>
          </draw:frame>
          <draw:frame draw:style-name="gr4" draw:layer="layout" svg:width="3.22cm" svg:height="0.954cm" svg:x="7.646cm" svg:y="9.338cm">
            <draw:text-box>
              <text:p>ActiveMQ</text:p>
            </draw:text-box>
          </draw:frame>
        </draw:g>
        <draw:frame draw:style-name="gr5" draw:layer="layout" svg:width="3.4cm" svg:height="1.45cm" svg:x="7.8cm" svg:y="19.15cm">
          <draw:text-box>
            <text:p>Database</text:p>
          </draw:text-box>
        </draw:frame>
        <draw:custom-shape draw:style-name="gr6" draw:text-style-name="P1" draw:layer="layout" svg:width="2.4cm" svg:height="0.7cm" svg:x="4.9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4cm" svg:height="0.7cm" svg:x="11.2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6.79cm" svg:height="1.15cm" svg:x="13.6cm" svg:y="1.8cm">
          <draw:text-box>
            <text:p>Reachable computers</text:p>
          </draw:text-box>
        </draw:frame>
        <draw:frame draw:style-name="gr8" draw:layer="layout" svg:width="1.5cm" svg:height="1.25cm" svg:x="2.1cm" svg:y="11.05cm">
          <draw:text-box>
            <text:p>1.</text:p>
          </draw:text-box>
        </draw:frame>
        <draw:frame draw:style-name="gr9" draw:layer="layout" svg:width="1.2cm" svg:height="1.3cm" svg:x="8.8cm" svg:y="4.9cm">
          <draw:text-box>
            <text:p>2.</text:p>
          </draw:text-box>
        </draw:frame>
        <draw:frame draw:style-name="gr8" draw:layer="layout" svg:width="1.5cm" svg:height="1.25cm" svg:x="14cm" svg:y="7cm">
          <draw:text-box>
            <text:p>3.</text:p>
          </draw:text-box>
        </draw:frame>
        <draw:frame draw:style-name="gr8" draw:layer="layout" svg:width="1.5cm" svg:height="1.25cm" svg:x="11.9cm" svg:y="13.25cm">
          <draw:text-box>
            <text:p>4.</text:p>
          </draw:text-box>
        </draw:frame>
        <draw:g xml:id="id4" draw:id="id4">
          <draw:frame draw:style-name="gr1" draw:text-style-name="P1" draw:layer="layout" svg:width="3.088cm" svg:height="3.452cm" svg:x="1.112cm" svg:y="16.213cm">
            <draw:image xlink:href="../../../../../../../../Applications/LibreOffice.app/Contents/share/gallery/symbols/Icon-Document01-Grey.png" xlink:type="simple" xlink:show="embed" xlink:actuate="onLoad">
              <text:p/>
            </draw:image>
          </draw:frame>
          <draw:frame draw:style-name="gr10" draw:layer="layout" svg:width="2.5cm" svg:height="0.954cm" svg:x="1.5cm" svg:y="19.238cm">
            <draw:text-box>
              <text:p>Dwc-A</text:p>
            </draw:text-box>
          </draw:frame>
        </draw:g>
        <draw:connector draw:style-name="gr2" draw:text-style-name="P1" draw:layer="layout" svg:x1="4.2cm" svg:y1="18.202cm" svg:x2="4.619cm" svg:y2="14.56cm" draw:start-shape="id4" draw:start-glue-point="1" svg:d="m4200 18202h500v-3642h-81" svg:viewBox="0 0 501 3643">
          <text:p/>
        </draw:connector>
        <draw:frame draw:style-name="gr8" draw:layer="layout" svg:width="1.5cm" svg:height="1.25cm" svg:x="3.3cm" svg:y="15.5cm">
          <draw:text-box>
            <text:p>1.1</text:p>
          </draw:text-box>
        </draw:frame>
        <draw:frame draw:style-name="gr11" draw:layer="layout" svg:width="5.121cm" svg:height="1.957cm" svg:x="0.779cm" svg:y="4.4cm">
          <draw:text-box>
            <text:p>Management Too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none" draw:fill-gradient-name="Gradient_20_7" draw:fill-hatch-name="Hatching_20_1" draw:fill-image-name="Bitmape_20_1" draw:textarea-vertical-align="bottom" fo:padding-bottom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5T13:32:38.421531000</meta:creation-date>
    <dc:date>2014-01-15T14:17:13.651018000</dc:date>
    <meta:editing-duration>PT8M20S</meta:editing-duration>
    <meta:editing-cycles>2</meta:editing-cycles>
    <meta:generator>LibreOffice/4.1.0.4$MacOSX_x86 LibreOffice_project/89ea49ddacd9aa532507cbf852f2bb22b1ace28</meta:generator>
    <meta:document-statistic meta:object-count="27"/>
  </office:meta>
</office:document-meta>
</file>